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5" style:family="table-cell" style:parent-style-name="Default"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36"/>
    <style:style style:name="ce17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8" style:family="table-cell" style:parent-style-name="Default" style:data-style-name="N0"/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9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9" style:family="table-cell" style:parent-style-name="Default">
      <style:text-properties style:font-name="Liberation Sans" style:font-name-asian="Noto Sans CJK SC Regular" style:font-name-complex="FreeSans"/>
    </style:style>
    <style:style style:name="ce20" style:family="table-cell" style:parent-style-name="Default" style:data-style-name="N36"/>
    <style:style style:name="ce21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2" style:family="table-cell" style:parent-style-name="Default" style:data-style-name="N0"/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5" style:family="table-cell" style:parent-style-name="Default" style:data-style-name="N49">
      <style:text-properties fo:font-size="12pt" style:font-size-asian="12pt" style:font-size-complex="12pt"/>
    </style:style>
    <style:style style:name="ce26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1"/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column table:style-name="co1" table:number-columns-repeated="1019" table:default-cell-style-name="ce1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2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2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2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2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9])" office:value-type="float" office:value="-3800" calcext:value-type="float">
            <text:p>-3800</text:p>
          </table:table-cell>
          <table:table-cell table:formula="of:=SUM([.E2:.E9])" office:value-type="float" office:value="30" calcext:value-type="float">
            <text:p>30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 net toal</text:p>
          </table:table-cell>
          <table:table-cell table:number-columns-repeated="1024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9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9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9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9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9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1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2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9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0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0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2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1"/>
        <table:table-column table:style-name="co15" table:default-cell-style-name="ce25"/>
        <table:table-column table:style-name="co16" table:default-cell-style-name="ce11"/>
        <table:table-column table:style-name="co1" table:number-columns-repeated="1021" table:default-cell-style-name="ce11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2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 table:number-rows-repeated="33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 table:number-columns-repeated="6"/>
        </table:table-row>
        <table:table-row table:style-name="ro2" table:number-rows-repeated="8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2" table:formula="of:=SUM([.C3:.C72])" office:value-type="float" office:value="283.61" calcext:value-type="float">
            <text:p>283.6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 table:number-rows-repeated="8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283.61" calcext:value-type="float">
            <text:p>283.61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16:53:57.1518156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6T16:57:28.838325398</dc:date>
    <meta:editing-duration>P6DT3H30M24S</meta:editing-duration>
    <meta:editing-cycles>582</meta:editing-cycles>
    <meta:generator>LibreOffice/7.6.5.2$Linux_X86_64 LibreOffice_project/60$Build-2</meta:generator>
    <meta:document-statistic meta:table-count="10" meta:cell-count="2140" meta:object-count="0"/>
  </office:meta>
</office:document-meta>
</file>